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8.872cm" svg:x="6.554cm" svg:y="0.584cm">
            <draw:object draw:notify-on-update-of-ranges="Sheet1.A3:Sheet1.A7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 table:number-columns-spanned="2" table:number-rows-spanned="1">
            <text:p>Selection Sort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8" calcext:value-type="float">
            <text:p>2.8E-05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71" calcext:value-type="float">
            <text:p>0.000271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238" calcext:value-type="float">
            <text:p>0.00023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734" calcext:value-type="float">
            <text:p>0.000734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34" calcext:value-type="float">
            <text:p>0.000734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3:41:33.381888713</meta:creation-date>
    <dc:date>2021-04-23T13:46:41.439833865</dc:date>
    <meta:editing-duration>PT5M9S</meta:editing-duration>
    <meta:editing-cycles>5</meta:editing-cycles>
    <meta:generator>LibreOffice/6.4.6.2$Linux_X86_64 LibreOffice_project/40$Build-2</meta:generator>
    <meta:document-statistic meta:table-count="1" meta:cell-count="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873cm" xlink:href=".." xlink:type="simple" chart:class="chart:scatter" chart:style-name="ch1">
        <chart:title svg:x="6.527cm" svg:y="0.313cm" chart:style-name="ch2">
          <text:p>Selection Sort</text:p>
        </chart:title>
        <chart:subtitle svg:x="7.148cm" svg:y="1.269cm" chart:style-name="ch3">
          <text:p>n vs T(n)</text:p>
        </chart:subtitle>
        <chart:plot-area chart:style-name="ch4" table:cell-range-address="Sheet1.A3:Sheet1.B7" svg:x="1.33cm" svg:y="2.129cm" svg:width="14.35cm" svg:height="5.586cm">
          <chartooo:coordinate-region svg:x="2.613cm" svg:y="2.328cm" svg:width="12.787cm" svg:height="4.74cm"/>
          <chart:axis chart:dimension="x" chart:name="primary-x" chart:style-name="ch5">
            <chart:title svg:x="8.355cm" svg:y="7.892cm" chart:style-name="ch6">
              <text:p>n</text:p>
            </chart:title>
          </chart:axis>
          <chart:axis chart:dimension="y" chart:name="primary-y" chart:style-name="ch5">
            <chart:title svg:x="0.451cm" svg:y="5.27cm" chart:style-name="ch7">
              <text:p>T(n)</text:p>
            </chart:title>
            <chart:grid chart:style-name="ch8" chart:class="major"/>
          </chart:axis>
          <chart:series chart:style-name="ch9" chart:values-cell-range-address="Sheet1.B3:Sheet1.B7" chart:class="chart:scatter">
            <chart:domain table:cell-range-address="Sheet1.A3:Sheet1.A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7</svg:desc>
                </draw:g>
              </table:table-cell>
              <table:table-cell office:value-type="float" office:value="0.000028">
                <text:p>0.000028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734">
                <text:p>0.000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